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inos" svg:font-family="Tinos" style:font-family-generic="roman" style:font-pitch="variable"/>
  </office:font-face-decls>
  <office:automatic-styles>
    <style:style style:name="P1" style:family="paragraph" style:parent-style-name="Standard">
      <style:text-properties fo:language="pl" fo:country="PL" officeooo:rsid="001defd4" officeooo:paragraph-rsid="001defd4"/>
    </style:style>
    <style:style style:name="P2" style:family="paragraph" style:parent-style-name="Standard">
      <style:text-properties fo:font-size="11pt" fo:language="pl" fo:country="PL" officeooo:rsid="001defd4" officeooo:paragraph-rsid="002b8a60" style:font-size-asian="11pt" style:font-size-complex="11pt"/>
    </style:style>
    <style:style style:name="P3" style:family="paragraph" style:parent-style-name="Standard">
      <style:text-properties fo:font-size="11pt" fo:language="pl" fo:country="PL" officeooo:rsid="001fbf24" officeooo:paragraph-rsid="001fbf24" style:font-size-asian="11pt" style:font-size-complex="11pt"/>
    </style:style>
    <style:style style:name="P4" style:family="paragraph" style:parent-style-name="Standard">
      <style:text-properties fo:font-size="11pt" fo:language="pl" fo:country="PL" officeooo:rsid="0031b2be" officeooo:paragraph-rsid="0031b2be" style:font-size-asian="11pt" style:font-size-complex="11pt"/>
    </style:style>
    <style:style style:name="P5" style:family="paragraph" style:parent-style-name="Standard">
      <style:text-properties fo:font-size="11pt" fo:language="pl" fo:country="PL" officeooo:rsid="001ffe1f" officeooo:paragraph-rsid="001ffe1f" style:font-size-asian="11pt" style:font-size-complex="11pt"/>
    </style:style>
    <style:style style:name="P6" style:family="paragraph" style:parent-style-name="Standard">
      <style:text-properties fo:font-size="11pt" fo:language="pl" fo:country="PL" officeooo:rsid="001ffe1f" officeooo:paragraph-rsid="0034c9db" style:font-size-asian="11pt" style:font-size-complex="11pt"/>
    </style:style>
    <style:style style:name="P7" style:family="paragraph" style:parent-style-name="Standard">
      <style:paragraph-properties fo:break-before="page"/>
      <style:text-properties fo:font-size="11pt" fo:language="pl" fo:country="PL" officeooo:rsid="001ffe1f" officeooo:paragraph-rsid="0034c9db" style:font-size-asian="11pt" style:font-size-complex="11pt"/>
    </style:style>
    <style:style style:name="P8" style:family="paragraph" style:parent-style-name="Standard">
      <style:text-properties fo:font-size="11pt" fo:language="pl" fo:country="PL" officeooo:rsid="0034c9db" officeooo:paragraph-rsid="0034c9db" style:font-size-asian="11pt" style:font-size-complex="11pt"/>
    </style:style>
    <style:style style:name="P9" style:family="paragraph" style:parent-style-name="Standard">
      <style:text-properties fo:font-size="11pt" fo:language="pl" fo:country="PL" officeooo:rsid="00249d6a" officeooo:paragraph-rsid="00384b87" style:font-size-asian="11pt" style:font-size-complex="11pt"/>
    </style:style>
    <style:style style:name="P10" style:family="paragraph" style:parent-style-name="Standard">
      <style:text-properties fo:font-size="11pt" fo:language="pl" fo:country="PL" officeooo:rsid="00249d6a" officeooo:paragraph-rsid="003d1af7" style:font-size-asian="11pt" style:font-size-complex="11pt"/>
    </style:style>
    <style:style style:name="P11" style:family="paragraph" style:parent-style-name="Standard">
      <style:text-properties fo:font-size="11pt" fo:language="pl" fo:country="PL" officeooo:rsid="0041bed8" officeooo:paragraph-rsid="0041bed8" style:font-size-asian="11pt" style:font-size-complex="11pt"/>
    </style:style>
    <style:style style:name="P12" style:family="paragraph" style:parent-style-name="Standard">
      <style:text-properties fo:font-size="11pt" fo:language="pl" fo:country="PL" fo:font-weight="bold" officeooo:rsid="003266e1" officeooo:paragraph-rsid="003266e1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language="pl" fo:country="PL" fo:font-weight="bold" officeooo:rsid="0034c9db" officeooo:paragraph-rsid="0034c9db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language="pl" fo:country="PL" fo:font-weight="bold" officeooo:rsid="0041bed8" officeooo:paragraph-rsid="0041bed8" style:font-size-asian="11pt" style:font-weight-asian="bold" style:font-size-complex="11pt" style:font-weight-complex="bold"/>
    </style:style>
    <style:style style:name="P15" style:family="paragraph" style:parent-style-name="Standard">
      <style:text-properties fo:language="pl" fo:country="PL" officeooo:rsid="0027ccdd" officeooo:paragraph-rsid="002a0c47"/>
    </style:style>
    <style:style style:name="P16" style:family="paragraph" style:parent-style-name="Standard">
      <style:paragraph-properties fo:text-align="center" style:justify-single-word="false"/>
      <style:text-properties fo:font-size="14pt" fo:language="pl" fo:country="PL" fo:font-weight="bold" officeooo:rsid="001defd4" officeooo:paragraph-rsid="0027ccd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fbf24"/>
    </style:style>
    <style:style style:name="T2" style:family="text">
      <style:text-properties officeooo:rsid="001ffe1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82b7" style:font-weight-asian="normal" style:font-weight-complex="normal"/>
    </style:style>
    <style:style style:name="T5" style:family="text">
      <style:text-properties fo:font-weight="normal" officeooo:rsid="003feaaf" style:font-weight-asian="normal" style:font-weight-complex="normal"/>
    </style:style>
    <style:style style:name="T6" style:family="text">
      <style:text-properties fo:font-weight="normal" officeooo:rsid="004c8094" style:font-weight-asian="normal" style:font-weight-complex="normal"/>
    </style:style>
    <style:style style:name="T7" style:family="text">
      <style:text-properties fo:font-weight="normal" officeooo:rsid="00573f1e" style:font-weight-asian="normal" style:font-weight-complex="normal"/>
    </style:style>
    <style:style style:name="T8" style:family="text">
      <style:text-properties officeooo:rsid="002182b7"/>
    </style:style>
    <style:style style:name="T9" style:family="text">
      <style:text-properties officeooo:rsid="0025cee1"/>
    </style:style>
    <style:style style:name="T10" style:family="text">
      <style:text-properties officeooo:rsid="002a6ccb"/>
    </style:style>
    <style:style style:name="T11" style:family="text">
      <style:text-properties officeooo:rsid="002c355f"/>
    </style:style>
    <style:style style:name="T12" style:family="text">
      <style:text-properties officeooo:rsid="002c3f95"/>
    </style:style>
    <style:style style:name="T13" style:family="text">
      <style:text-properties officeooo:rsid="002cd1a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5cee1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182b7" style:font-weight-asian="bold" style:font-weight-complex="bold"/>
    </style:style>
    <style:style style:name="T18" style:family="text">
      <style:text-properties fo:font-weight="bold" officeooo:rsid="003d1af7" style:font-weight-asian="bold" style:font-weight-complex="bold"/>
    </style:style>
    <style:style style:name="T19" style:family="text">
      <style:text-properties fo:font-weight="bold" officeooo:rsid="003feaaf" style:font-weight-asian="bold" style:font-weight-complex="bold"/>
    </style:style>
    <style:style style:name="T20" style:family="text">
      <style:text-properties fo:font-weight="bold" officeooo:rsid="0025cee1" style:font-weight-asian="bold" style:font-weight-complex="bold"/>
    </style:style>
    <style:style style:name="T21" style:family="text">
      <style:text-properties officeooo:rsid="00366ffb"/>
    </style:style>
    <style:style style:name="T22" style:family="text">
      <style:text-properties officeooo:rsid="00384b87"/>
    </style:style>
    <style:style style:name="T23" style:family="text">
      <style:text-properties officeooo:rsid="0039daf8"/>
    </style:style>
    <style:style style:name="T24" style:family="text">
      <style:text-properties officeooo:rsid="003a15c9"/>
    </style:style>
    <style:style style:name="T25" style:family="text">
      <style:text-properties officeooo:rsid="003a33fc"/>
    </style:style>
    <style:style style:name="T26" style:family="text">
      <style:text-properties officeooo:rsid="003d1af7"/>
    </style:style>
    <style:style style:name="T27" style:family="text">
      <style:text-properties officeooo:rsid="003f8931"/>
    </style:style>
    <style:style style:name="T28" style:family="text">
      <style:text-properties officeooo:rsid="003feaaf"/>
    </style:style>
    <style:style style:name="T29" style:family="text">
      <style:text-properties officeooo:rsid="0040749d"/>
    </style:style>
    <style:style style:name="T30" style:family="text">
      <style:text-properties officeooo:rsid="0041bed8"/>
    </style:style>
    <style:style style:name="T31" style:family="text">
      <style:text-properties officeooo:rsid="004353d4"/>
    </style:style>
    <style:style style:name="T32" style:family="text">
      <style:text-properties officeooo:rsid="00457e6c"/>
    </style:style>
    <style:style style:name="T33" style:family="text">
      <style:text-properties officeooo:rsid="00461623"/>
    </style:style>
    <style:style style:name="T34" style:family="text">
      <style:text-properties officeooo:rsid="00478378"/>
    </style:style>
    <style:style style:name="T35" style:family="text">
      <style:text-properties officeooo:rsid="0047fa5b"/>
    </style:style>
    <style:style style:name="T36" style:family="text">
      <style:text-properties officeooo:rsid="004863ce"/>
    </style:style>
    <style:style style:name="T37" style:family="text">
      <style:text-properties officeooo:rsid="004afdff"/>
    </style:style>
    <style:style style:name="T38" style:family="text">
      <style:text-properties officeooo:rsid="004b7c37"/>
    </style:style>
    <style:style style:name="T39" style:family="text">
      <style:text-properties officeooo:rsid="004f39c7"/>
    </style:style>
    <style:style style:name="T40" style:family="text">
      <style:text-properties officeooo:rsid="005141b3"/>
    </style:style>
    <style:style style:name="T41" style:family="text">
      <style:text-properties officeooo:rsid="0053b084"/>
    </style:style>
    <style:style style:name="T42" style:family="text">
      <style:text-properties officeooo:rsid="00548222"/>
    </style:style>
    <style:style style:name="T43" style:family="text">
      <style:text-properties officeooo:rsid="0059f1f9"/>
    </style:style>
    <style:style style:name="T44" style:family="text">
      <style:text-properties officeooo:rsid="005be402"/>
    </style:style>
    <style:style style:name="T45" style:family="text">
      <style:text-properties fo:font-size="12pt"/>
    </style:style>
    <style:style style:name="gr1" style:family="graphic">
      <style:graphic-properties draw:stroke="solid" svg:stroke-color="#000000" draw:fill="none" draw:fill-color="#ffffff" fo:min-height="1.9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1.7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2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1.1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1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2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RDS – Projekt zaliczeniowy</text:p>
      <text:p text:style-name="P1"/>
      <text:p text:style-name="P2"><text:span text:style-name="T10">Stworzona przeze mnie a</text:span>plikacja symuluje kurierów dostarczających paczki do paczkomatów, <text:span text:style-name="T30">w celu zaprezentowania rozwiązania problemu współbieżnego dostępu do zasob</text:span><text:span text:style-name="T32">ów</text:span><text:span text:style-name="T30"> w bazie danych Cassandra.</text:span> <text:span text:style-name="T1">Symulowan</text:span><text:span text:style-name="T33">e</text:span><text:span text:style-name="T1"> w aplikacji </text:span><text:span text:style-name="T33">miasto</text:span><text:span text:style-name="T1"> podzielon</text:span><text:span text:style-name="T34">e</text:span><text:span text:style-name="T1"> jest na dzielnice, w których mieszkają klienci. W każdej dzielnicy znajduje się co najmniej jeden paczkomat. </text:span><text:span text:style-name="T2">Każdy </text:span><text:span text:style-name="T10">z paczkomatów posiada z góry określoną pojemność.</text:span><text:span text:style-name="T1"> W centralnym magazynie znajdują się paczki zaadresowane do klientów. Zadaniem kurierów jest pobranie paczek z magazyn</text:span><text:span text:style-name="T10">u</text:span><text:span text:style-name="T1"> i dostarczenie ich </text:span><text:span text:style-name="T11">do paczkomat</text:span><text:span text:style-name="T12">ów</text:span><text:span text:style-name="T1">. </text:span><text:span text:style-name="T35">Każda podróż kuriera rozpoczyna się od przydzielena mu dzielnicy docelowej. Następnie, p</text:span><text:span text:style-name="T11">obiera on z magazynu pewną liczbę paczek zaadresowanych do klientów mieszkających w tej dzielnicy (maksymalną liczbę pobranych paczek określa pojemność bagażnika), po </text:span><text:span text:style-name="T36">dotarciu na miesce,</text:span><text:span text:style-name="T11"> umieszcza je w </text:span><text:span text:style-name="T37">wybranych przez siebie</text:span><text:span text:style-name="T11"> paczkomatach.</text:span></text:p>
      <text:p text:style-name="P3">Co istotne, paczki nie są odgórnie przydzielane kurierom, wręcz przeciwnie, to kurierzy <text:span text:style-name="T13">sami </text:span>wybierają, które paczki chcieliby zabrać, zatem kilku kurierów może próbować zabrać z magazynu tę samą paczkę. <text:span text:style-name="T2">Miejsca w paczkomatach również nie są odgórnie przydzielane, </text:span><text:span text:style-name="T38">obowiązek upewnienia się, że w wybranym paczkomacie jest jeszcze miejsce spoczywa więc na kurierze.</text:span></text:p>
      <text:p text:style-name="P3"/>
      <text:p text:style-name="P12">Schemat bazy danych</text:p>
      <text:p text:style-name="P4"><draw:frame text:anchor-type="paragraph" draw:z-index="0" draw:name="Text Frame 1" draw:style-name="gr7" draw:text-style-name="P18" svg:width="2.6567in" svg:height="1.2177in" svg:x="2.2264in" svg:y="0.6327in"><draw:text-box><text:p>CREATE TABLE PostBox (</text:p><text:p><text:s text:c="2"/>postbox_id text,</text:p><text:p><text:s text:c="2"/>district text,</text:p><text:p><text:s text:c="2"/>capacity int,</text:p><text:p><text:s text:c="2"/>PRIMARY KEY (district, postbox_id)</text:p><text:p>);</text:p></draw:text-box></draw:frame><draw:frame text:anchor-type="paragraph" draw:z-index="3" draw:name="Text Frame 4" draw:style-name="gr4" draw:text-style-name="P18" svg:width="2.0378in" svg:height="0.9594in" svg:x="-0.0075in" svg:y="0.6299in"><draw:text-box><text:p>CREATE TABLE District (</text:p><text:p><text:s text:c="2"/>district text,</text:p><text:p><text:s text:c="2"/>PRIMARY KEY (district)</text:p><text:p>);</text:p><text:p/></draw:text-box></draw:frame><draw:frame text:anchor-type="paragraph" draw:z-index="1" draw:name="Text Frame 2" draw:style-name="gr6" draw:text-style-name="P18" svg:width="2.3094in" svg:height="1.0157in" svg:x="5.0965in" svg:y="0.6409in"><draw:text-box><text:p>CREATE TABLE Courier (</text:p><text:p><text:s text:c="2"/>courier_id text,</text:p><text:p><text:s text:c="2"/>capacity int,</text:p><text:p><text:s text:c="2"/>PRIMARY KEY (courier_id)</text:p><text:p>);</text:p></draw:text-box></draw:frame><text:span text:style-name="T3">W bazie danych znajdują się 4 tablice, które zawierają podstawowe informacje na temat występujących w aplikacji obiektów. </text:span><text:span text:style-name="T6">Tablice te służą wyłącznie do odczytu</text:span><text:span text:style-name="T3">. Są to: </text:span><text:span text:style-name="T17">District</text:span><text:span text:style-name="T4"> (lista dzielnic),</text:span><text:span text:style-name="T3"> </text:span><text:span text:style-name="T17">PostBox</text:span><text:span text:style-name="T8"> (lista paczkomatów), </text:span><text:span text:style-name="T17">Courier</text:span><text:span text:style-name="T8"> (lista kurierów) </text:span>oraz <text:span text:style-name="T17">Client</text:span><text:span text:style-name="T8"> (lista klientów).<text:line-break/></text:span></text:p>
      <text:p text:style-name="P5"/>
      <text:p text:style-name="P5"/>
      <text:p text:style-name="P5"/>
      <text:p text:style-name="P5"/>
      <text:p text:style-name="P5"/>
      <text:p text:style-name="P5"><draw:frame text:anchor-type="paragraph" draw:z-index="2" draw:name="Text Frame 3" draw:style-name="gr5" draw:text-style-name="P18" svg:width="2.0323in" svg:height="1.1898in" svg:x="-0.0075in" svg:y="0.048in"><draw:text-box><text:p>CREATE TABLE Client (</text:p><text:p><text:s text:c="2"/>client_id text,</text:p><text:p><text:s text:c="2"/>district text,</text:p><text:p><text:s text:c="2"/>PRIMARY KEY (client_id)</text:p><text:p>);</text:p></draw:text-box></draw:frame></text:p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8">Poza tym, zdefiniowane zostały również tablice <text:span text:style-name="T16">WarehouseContent</text:span> i <text:span text:style-name="T16">PostBoxContent</text:span>. Pierwsza reprezentuje aktualną zawartość magazynu, druga wszystkich paczkomatów. <text:span text:style-name="T39">Tablica</text:span> <text:span text:style-name="T16">PostBoxContent</text:span> <text:span text:style-name="T39">posiada</text:span> indeks na polu <text:span text:style-name="T14">client_id,</text:span> dzięki któremu klienci mogą pobrać <text:span text:style-name="T40">listę adesowanych do nich paczek</text:span>.</text:p>
      <text:p text:style-name="P8"><draw:frame text:anchor-type="paragraph" draw:z-index="4" draw:name="Text Frame 5" draw:style-name="gr3" draw:text-style-name="P17" svg:width="2.2461in" svg:height="2.4925in" svg:x="0.4508in" svg:y="0.0854in"><draw:text-box><text:p><text:span text:style-name="T45">CREATE TABLE PostBoxContent (</text:span></text:p><text:p><text:span text:style-name="T45"><text:s text:c="2"/></text:span><text:span text:style-name="T45">postbox_id text,</text:span></text:p><text:p><text:span text:style-name="T45"><text:s text:c="2"/></text:span><text:span text:style-name="T45">package_id text,</text:span></text:p><text:p><text:span text:style-name="T45"><text:s text:c="2"/></text:span><text:span text:style-name="T45">client_id text,</text:span></text:p><text:p><text:span text:style-name="T45"><text:s text:c="2"/></text:span><text:span text:style-name="T45">is_ready_to_pickup boolean,</text:span></text:p><text:p><text:span text:style-name="T45"><text:s text:c="2"/></text:span><text:span text:style-name="T45">PRIMARY KEY (postbox_id, package_id)</text:span></text:p><text:p><text:span text:style-name="T45">);</text:span></text:p><text:p><text:span text:style-name="T45">CREATE INDEX PostBoxContentClientIndex ON PostBoxContent(client_id);</text:span></text:p><text:p><text:span text:style-name="T45"/></text:p></draw:text-box></draw:frame><draw:frame text:anchor-type="paragraph" draw:z-index="6" draw:name="Text Frame 7" draw:style-name="gr1" draw:text-style-name="P17" svg:width="2.2461in" svg:height="1.9413in" svg:x="3.5272in" svg:y="0.1071in"><draw:text-box><text:p><text:span text:style-name="T45">CREATE TABLE WarehouseContent (</text:span></text:p><text:p><text:span text:style-name="T45"><text:s text:c="2"/></text:span><text:span text:style-name="T45">package_id text,</text:span></text:p><text:p><text:span text:style-name="T45"><text:s text:c="2"/></text:span><text:span text:style-name="T45">courier_id text,</text:span></text:p><text:p><text:span text:style-name="T45"><text:s text:c="2"/></text:span><text:span text:style-name="T45">district_dest text,</text:span></text:p><text:p><text:span text:style-name="T45"><text:s text:c="2"/></text:span><text:span text:style-name="T45">client_id text,</text:span></text:p><text:p><text:span text:style-name="T45"><text:s text:c="2"/></text:span><text:span text:style-name="T45">PRIMARY KEY (district_dest, package_id)</text:span></text:p><text:p><text:span text:style-name="T45">);</text:span></text:p></draw:text-box></draw:frame></text:p>
      <text:p text:style-name="P6"/>
      <text:p text:style-name="P7"/>
      <text:p text:style-name="P13">Działanie aplikacji</text:p>
      <text:p text:style-name="P9">Pojawienie się w systemie nowej paczki sygnalizowane jest przez dodanie nowego wpisu w tablicy <text:span text:style-name="T16">WarehouseContent</text:span>, pola <text:span text:style-name="T14">district_dest</text:span> i <text:span text:style-name="T14">client_id</text:span> wypełniane są danymi odbiorcy, natomiast pole <text:span text:style-name="T14">courier_id</text:span> ma wartość null. Kurier, po dotarciu do magazynu losuje dzielnicę, do której <text:span text:style-name="T21">się uda</text:span>. Następnie pobiera z <text:span text:style-name="T16">WarehouseContent</text:span> listę paczek <text:span text:style-name="T22">skierowanych do </text:span><text:span text:style-name="T41">tej</text:span><text:span text:style-name="T22"> dzielnicy, po czym spośród tych, </text:span>które w polu <text:span text:style-name="T14">courier_id</text:span> mają wartość null wybiera paczki, którymi byłby zainteresowany i uaktualnia ich wpisy dopisując w polu <text:span text:style-name="T42">courier</text:span><text:span text:style-name="T14">_id</text:span> swój identyfikator. W celu upewnienia się, że nikt inny nie uprzedził go, kurier czeka przez pewien czas, po czym pobiera z bazy danych informacje na temat zarezerwowanych przed chwilą paczek. Jeśli <text:span text:style-name="T22">rekord nie został usunięty z bazy, a</text:span> pole <text:span text:style-name="T14">courier_id</text:span> nadal zawiera jego identyfikator, usuwa <text:span text:style-name="T24">rekord z bazy i wkłada paczkę do bagażnika (reprezentowanego przez listę przechowywaną </text:span><text:span text:style-name="T25">jako pole</text:span><text:span text:style-name="T24"> w obiekcie)</text:span><text:span text:style-name="T23">. Po zebraniu odpowiedniej liczby paczek</text:span> wyrusza w drogę.</text:p>
      <text:p text:style-name="P10"><text:span text:style-name="T26">Po dotarciu na miejsce</text:span>, kurier pobiera z <text:span text:style-name="T26">tablicy</text:span><text:span text:style-name="T18"> </text:span><text:span text:style-name="T16">PostBox </text:span>listę paczkomatów w dzielnicy. Następnie, sprawdza w którym z <text:span text:style-name="T27">nich</text:span> jest wolne miejsce. <text:span text:style-name="T28">Dokonuje tego przez porbranie z</text:span><text:span text:style-name="T19"> PostBoxCntent</text:span><text:span text:style-name="T5"> listy paczek obecnie się w nim znajdujących i porównuje ją z pobraną wcześniej maksymalną pojemnością. Jeśli uzna, że jest </text:span><text:span text:style-name="T7">jeszcze wolne</text:span><text:span text:style-name="T5"> miejsce, kurier dokonuje rezerwacji miejsca.</text:span> <text:span text:style-name="T9">Rezerwacja polega na wstawieniu do tablicy </text:span><text:span text:style-name="T20">PostBoxContent</text:span><text:span text:style-name="T9"> nowego rekordu z polem </text:span><text:span text:style-name="T15">is_redy_to_pickup</text:span><text:span text:style-name="T9"> ustawionym na false, co znaczy że paczka fizycznie jeszcze nie znajduje się w paczkomacie i klient nie może jej jeszcze odebrać. </text:span><text:span text:style-name="T29">Rezerwacja jest konieczna, ponieważ </text:span><text:span text:style-name="T9">inni kurierzy mogą równocześnie próbować włożyć paczki do tego samego paczkomatu, więc </text:span><text:span text:style-name="T29">podobnie jak w przypadku pobierania paczek z magazynu, kurier nie może mieć pewności czy nikt go nie uprzedził</text:span><text:span text:style-name="T9">. Podobnie </text:span><text:span text:style-name="T29">więc,</text:span><text:span text:style-name="T9"> kurier czeka przez chwilę, po czym ponownie pobiera listę paczek w paczkomacie. Jeśli paczkomat okaże się przepełniony, kurier usuwa z niego tyle spośród wstawionych przed chwilą rekordów, by </text:span><text:span text:style-name="T29">całkowita liczba paczek </text:span><text:span text:style-name="T43">nie przekraczała maksymalnej pojemności</text:span><text:span text:style-name="T29">, po czym </text:span><text:span text:style-name="T9">potwierdza włożenie do paczkomatu paczek poprzez ustawienie </text:span><text:span text:style-name="T15">pola is_ready_to_pickup</text:span><text:span text:style-name="T9"> na true.</text:span></text:p>
      <text:p text:style-name="P11">Generacj<text:span text:style-name="T44">i</text:span> paczek oraz ich odbierani<text:span text:style-name="T44">u</text:span> przez klientów nie <text:span text:style-name="T44">towarzyszą </text:span>żadne problemy związane ze współbieżnością.</text:p>
      <text:p text:style-name="P5"/>
      <text:p text:style-name="P14">Weryfikacja poprawności</text:p>
      <text:p text:style-name="P11">W celu weryfikacji poprawności zaproponowanego rozwiązania problemu współbieżnego dostępu do zasobów, w bazie danych umieszczona zostałą dodatkowa tablica <text:span text:style-name="T16">PackageLog</text:span>.</text:p>
      <text:p text:style-name="P5"><draw:frame text:anchor-type="paragraph" draw:z-index="5" draw:name="Text Frame 6" draw:style-name="gr2" draw:text-style-name="P17" svg:width="2.2748in" svg:height="1.7835in" svg:x="0.098in" svg:y="0.0201in"><draw:text-box><text:p><text:span text:style-name="T45">CREATE TABLE PackageLog (</text:span></text:p><text:p><text:span text:style-name="T45"><text:s text:c="2"/></text:span><text:span text:style-name="T45">package_id text,</text:span></text:p><text:p><text:span text:style-name="T45"><text:s text:c="2"/></text:span><text:span text:style-name="T45">action_type int,</text:span></text:p><text:p><text:span text:style-name="T45"><text:s text:c="2"/></text:span><text:span text:style-name="T45">action_time timestamp,</text:span></text:p><text:p><text:span text:style-name="T45"><text:s text:c="2"/></text:span><text:span text:style-name="T45">actor_id text,</text:span></text:p><text:p><text:span text:style-name="T45"><text:s text:c="2"/></text:span><text:span text:style-name="T45">postbox_id text,</text:span></text:p><text:p><text:span text:style-name="T45"><text:s text:c="2"/></text:span><text:span text:style-name="T45">PRIMARY KEY (action_time, package_id, actor_id)</text:span></text:p><text:p><text:span text:style-name="T45">);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Umieszczane są w niej wpisy dotyczące faktu wystąpienia pewnych istotnych zdarzeń. Pozwala określić typ wykonanej akcji (<text:span text:style-name="T14">action_type</text:span>), kto ją wykonał (pole <text:span text:style-name="T14">actor_id</text:span> zawierające id kuriera/klienta), identyfikator obiektu którego dotyczy zdarzenie (<text:span text:style-name="T14">package_id</text:span>, <text:span text:style-name="T14">postbox_id</text:span>) a także (przybliżony) czas wykonania akcji. <text:span text:style-name="T31">Kurierzy odnotowują w niej fakt pobrania paczki z magazynu oraz umieszczenia jej w paczkomacie, a klienci odbiór paczki z paczkomatu.<text:line-break/>Na podstawie zawartości tej tablicy można ustalić czy każda z paczek została zabrana z magazynu co najwyżej raz i umieszczona w paczkomacie co najwyżej raz, a także oszacować (niestety, tutaj nie można mieć pewności) czy w żadnym momencie, żaden z paczkomatów nie był przepełnion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inos" svg:font-family="Tino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no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no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language="pl" fo:country="PL" officeooo:rsid="0027ccdd" officeooo:paragraph-rsid="002a0c4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iotr Tomaszewski, 1368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17:58:09.567472876</meta:creation-date>
    <dc:date>2022-01-27T20:44:00.975377119</dc:date>
    <meta:editing-duration>PT1H33M57S</meta:editing-duration>
    <meta:editing-cycles>64</meta:editing-cycles>
    <meta:generator>LibreOffice/7.2.4.1$Linux_X86_64 LibreOffice_project/20$Build-1</meta:generator>
    <meta:document-statistic meta:table-count="0" meta:image-count="0" meta:object-count="0" meta:page-count="2" meta:paragraph-count="15" meta:word-count="701" meta:character-count="5121" meta:non-whitespace-character-count="4431"/>
  </office:meta>
</office:document-meta>
</file>